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Arial" fo:font-size="11pt" fo:font-style="normal" fo:font-weight="bold"/>
    </style:style>
    <style:style style:name="T3" style:family="text">
      <style:text-properties style:font-name="Arial" fo:font-size="11pt" fo:font-style="normal" fo:font-weight="bold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7be3d4c-7fff-3f10-d3ce-dfdd9070b21e"/>Scrivi in un file di tipo testo, tutte le situazioni di una tua giornata tipo dove hai a che fare con i dati. (ES.: uso di social, navigatore, chat… ecc ecc.) Descrivi per ogni situazione:</text:p>
      <text:p text:style-name="Text_20_body"/>
      <text:list text:style-name="L1">
        <text:list-item>
          <text:p text:style-name="P2">che tipo di dati usi o comunichi? </text:p>
        </text:list-item>
      </text:list>
      <text:p text:style-name="Text_20_body"/>
      <text:p text:style-name="P4">Quando guardo un video su youtube,  gioco online oppure  quando chatto, quando guardo le storie di instagram sto usando dei dati,  e allo stesso momento sto generando dati su me stesso che dicono quale video sto guardando, da dove sono connesso, quante ore passo su youtube etc…..</text:p>
      <text:p text:style-name="Text_20_body"/>
      <text:list text:style-name="L2">
        <text:list-item>
          <text:p text:style-name="P5"><text:span text:style-name="T1"> </text:span><text:span text:style-name="T3">a cosa ti servono o a cosa possono servire a chi li raccoglie? </text:span></text:p>
        </text:list-item>
      </text:list>
      <text:p text:style-name="Text_20_body"/>
      <text:p text:style-name="P4">A me possono servire per informarmi sulle cose che voglio sapere, ad esempio se voglio sapere che traffico c’è sulla strada che mi interessa,  a chi li raccoglie servono per migliorare il proprio business probabilmente, per fare publicità mirata etc. </text:p>
      <text:p text:style-name="Text_20_body"/>
      <text:list text:style-name="L3">
        <text:list-item>
          <text:p text:style-name="P6"> <text:span text:style-name="T2">sono dati sensibili? </text:span></text:p>
        </text:list-item>
      </text:list>
      <text:p text:style-name="Text_20_body"/>
      <text:p text:style-name="P4">Alcuni dei dati che genero potrebbero essere dati sensibili e anche alcuni dati con cui entro in contatto potrebbero essere dati sensibili. Ad esempio quando compilo un form con i dati della mia carta bancaria, sto trasmettendo dei dati sensibili. </text:p>
      <text:p text:style-name="Text_20_body"/>
      <text:list text:style-name="L4">
        <text:list-item>
          <text:p text:style-name="P7"> <text:span text:style-name="T2">puoi evitare di comunicarli? </text:span></text:p>
        </text:list-item>
      </text:list>
      <text:p text:style-name="Text_20_body"/>
      <text:p text:style-name="P4">Nel momento in cui entro in contatto con la rete, non credo di poter evitare di comunicare i miei dati. Anzi, forse anche offline è difficile evitare di comunicare dati. Non so se esiste un modo per non trasmettere i nostri dati.</text:p>
      <text:p text:style-name="Text_20_body"/>
      <text:list text:style-name="L5">
        <text:list-item>
          <text:p text:style-name="P3">Hai fornito il consenso al trattamento dei dati?</text:p>
        </text:list-item>
      </text:list>
      <text:p text:style-name="Text_20_body"/>
      <text:p text:style-name="P4">Si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7:19:17.246000000</meta:creation-date>
    <dc:date>2023-10-24T17:19:57.483000000</dc:date>
    <meta:editing-duration>PT40S</meta:editing-duration>
    <meta:editing-cycles>1</meta:editing-cycles>
    <meta:document-statistic meta:table-count="0" meta:image-count="0" meta:object-count="0" meta:page-count="1" meta:paragraph-count="11" meta:word-count="245" meta:character-count="1403" meta:non-whitespace-character-count="1160"/>
    <meta:generator>LibreOffice/7.5.6.2$Windows_X86_64 LibreOffice_project/f654817fb68d6d4600d7d2f6b647e47729f55f15</meta:generator>
  </office:meta>
</office:document-meta>
</file>